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8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8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8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8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8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8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 table:number-rows-repeated="6">
          <table:table-cell table:number-columns-repeated="2"/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53" calcext:value-type="float">
            <text:p>153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4]-[.B53]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5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5" office:value-type="string" calcext:value-type="string">
            <text:p>Known Bugs</text:p>
          </table:table-cell>
          <table:table-cell table:style-name="ce15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8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4"/>
        </table:table-row>
        <table:table-row table:style-name="ro1">
          <table:table-cell table:style-name="ce8" office:value-type="string" calcext:value-type="string" table:number-columns-spanned="9" table:number-rows-spanned="1">
            <text:p>Sometimes random connection timeout with the backend happen</text:p>
          </table:table-cell>
          <table:covered-table-cell table:number-columns-repeated="8" table:style-name="ce4"/>
        </table:table-row>
        <table:table-row table:style-name="ro1">
          <table:table-cell table:style-name="ce8" office:value-type="string" calcext:value-type="string" table:number-columns-spanned="9" table:number-rows-spanned="1">
            <text:p>Website is not fully responsive. Problems with max height and background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7" table:number-rows-spanned="1">
            <text:p>Error message appears occasionally after logout</text:p>
          </table:table-cell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5:56:56.0671374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2T15:58:22.707476792</dc:date>
    <meta:editing-duration>P1DT1H24M50S</meta:editing-duration>
    <meta:editing-cycles>101</meta:editing-cycles>
    <meta:generator>LibreOffice/6.0.7.3$Linux_X86_64 LibreOffice_project/00m0$Build-3</meta:generator>
    <meta:document-statistic meta:table-count="3" meta:cell-count="135" meta:object-count="0"/>
  </office:meta>
</office:document-meta>
</file>